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47ff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0099ff" draw:textarea-horizontal-align="left" draw:textarea-vertical-align="top" draw:auto-grow-height="false"/>
    </style:style>
    <style:style style:name="gr3" style:family="graphic" style:parent-style-name="standard">
      <style:graphic-properties draw:fill="solid" draw:fill-color="#99ccff" draw:textarea-horizontal-align="left" draw:textarea-vertical-align="top" draw:auto-grow-height="false"/>
    </style:style>
    <style:style style:name="gr4" style:family="graphic" style:parent-style-name="standard">
      <style:graphic-properties draw:textarea-horizontal-align="lef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13cm" svg:height="8.255cm" svg:x="4.937cm" svg:y="11.541cm">
          <text:p text:style-name="P1">ALKIS-Fachschema der AdV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13.589cm" svg:height="6.604cm" svg:x="6.461cm" svg:y="13.192cm">
          <text:p text:style-name="P2">Maximalprofil NRW</text:p>
          <text:p text:style-name="P2">( =amtliches Liegenschaftskataster NRW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11.176cm" svg:height="4.445cm" svg:x="8.874cm" svg:y="15.378cm">
          <text:p text:style-name="P1">Grunddatenbestand NRW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9.144cm" svg:height="3.048cm" svg:x="10.906cm" svg:y="16.748cm">
          <text:p text:style-name="P1">Grunddatenbestand AdV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lles Baatz</meta:initial-creator>
    <meta:creation-date>2013-12-18T15:31:15</meta:creation-date>
    <dc:date>2014-01-06T14:59:45</dc:date>
    <dc:creator>Gilles Baatz</dc:creator>
    <meta:editing-duration>PT28M31S</meta:editing-duration>
    <meta:editing-cycles>2</meta:editing-cycles>
    <meta:generator>LibreOffice/3.6$Linux_X86_64 LibreOffice_project/360m1$Build-2</meta:generator>
    <meta:document-statistic meta:object-count="4"/>
  </office:meta>
</office:document-meta>
</file>